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Segoe UI1" svg:font-family="'Segoe UI'"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fo:font-size="9pt" fo:font-style="italic" style:font-size-asian="9pt" style:font-style-asian="italic" style:font-name-complex="Times1"/>
    </style:style>
    <style:style style:name="P3" style:family="paragraph" style:parent-style-name="Standard" style:master-page-name="Standard">
      <style:paragraph-properties fo:text-align="justify" style:justify-single-word="false" style:page-number="auto"/>
    </style:style>
    <style:style style:name="T1" style:family="text">
      <style:text-properties style:font-name="Times"/>
    </style:style>
    <style:style style:name="T2" style:family="text">
      <style:text-properties style:font-name="Times" style:font-name-complex="Times1"/>
    </style:style>
    <style:style style:name="T3" style:family="text">
      <style:text-properties style:font-name="Times" fo:font-size="9pt" fo:font-style="italic" style:font-size-asian="9pt" style:font-style-asian="italic"/>
    </style:style>
    <style:style style:name="T4" style:family="text">
      <style:text-properties style:font-name="Times" fo:font-size="12pt" style:font-size-asian="12pt"/>
    </style:style>
    <style:style style:name="T5" style:family="text">
      <style:text-properties style:font-name="Times" fo:font-size="12pt" fo:font-style="italic" style:font-size-asian="12pt" style:font-style-asian="italic"/>
    </style:style>
    <style:style style:name="T6" style:family="text">
      <style:text-properties style:font-name="Times" fo:font-size="12pt" fo:font-style="italic" style:font-size-asian="12pt" style:font-style-asian="italic" style:font-style-complex="italic"/>
    </style:style>
    <style:style style:name="T7" style:family="text">
      <style:text-properties style:font-name="Times" fo:font-size="12pt" fo:font-style="italic" fo:font-weight="bold" style:font-size-asian="12pt"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7">Hello Mr. Navarro, how do you feel after this symbolic visit, 80 years after the Retirada?</text:span></text:p>
      <text:p text:style-name="P1"><text:span text:style-name="T4">Very moved. It’s the very first time that a Spanish politician, in office of course, has paid homage to us, so it is very important for me. You know I've been waiting a long time for this moment.</text:span></text:p>
      <text:p text:style-name="P1"><text:span text:style-name="T7">Why did you go into exile? Were you a Republican?</text:span></text:p>
      <text:p text:style-name="P1"><text:span text:style-name="T4">Personally, no, because I was born at the end of 1924, I hardly knew my father and my mother never talked about politics. But my three older brothers were anarchists, so of course as a young child I was immersed in the movement.</text:span></text:p>
      <text:p text:style-name="P1"><text:span text:style-name="T7">Can you tell us about your past in Spain?</text:span></text:p>
      <text:p text:style-name="P1"><text:span text:style-name="T4">I come from the province of Aragon. After 1936 life was organised into collectives and all the villagers were mutually supportive. But neither the Republicans nor the Communists wanted them because they were dominated by the anarchists. My brothers went to war in 1936 and in 1938, Franco and his troops arrived in the region. The whole village fled to Reus.</text:span></text:p>
      <text:p text:style-name="P1"><text:span text:style-name="T7">How was the trip to France?</text:span></text:p>
      <text:p text:style-name="P1"><text:span text:style-name="T4">After the Battle of the Ebro in November 1938, we went to Rabos near the border. The village chief separated the women and children who were to leave by truck in a legal manner, while the men and animals would pass through the mountains. They decided to put me with the men and separate me from my mother... It was a terrible time, I was only 14 years old, you can imagine... I never saw her again... We crossed the border on 28 January 1939. We left at night to avoid being spotted by enemy aircraft. The conditions were appalling because of the snow, the cold and the fear of being arrested.</text:span></text:p>
      <text:p text:style-name="P1"><text:span text:style-name="T7">What happened when you crossed the border?</text:span></text:p>
      <text:p text:style-name="P1"><text:span text:style-name="T4">We were arrested by the gendarmes. They took our belongings and our animals and led us to Argelès-sur-Mer. The gendarmes spoke to us, but I didn't understand a word of French. We arrived on a beach surrounded by barbed wire and guarded by infantrymen.</text:span></text:p>
      <text:p text:style-name="P1"><text:span text:style-name="T7">How was that time in the camp?</text:span></text:p>
      <text:p text:style-name="P1"><text:span text:style-name="T4">All that we had was a blanket each. We slept on the ground and the wind and damp chilled us to the bones. We tried to take shelter by digging holes in the sand. I got sick, I even thought I would die because I received no care, no help and my condition only got worse... I don't know how I managed to recover. After 15 days I left the camp.</text:span></text:p>
      <text:p text:style-name="P1"/>
      <text:p text:style-name="P1"><text:span text:style-name="T7">What was the next step?</text:span></text:p>
      <text:p text:style-name="P1"><text:span text:style-name="T4">We went by train to the Bram camp in the Aude </text:span><text:span text:style-name="T6">département</text:span><text:span text:style-name="T4">. There were already huts there. There were 100 of us in each of them and we slept on the floor. It was again very difficult and I felt all alone. The camp superintendent was very strict and we were not allowed to move freely around the camp. I couldn't talk to the people in my community. It was in July that my situation improved thanks to a guard who had known one of my brothers. He sent me to the bakery to help make bread. I was able to sleep in a house with the bakers and eat my fill. In September, my sisters-in-law, who were at the Septfonds refuge, submitted a request to have the family re-united and that's how I arrived at the Septfonds camp.</text:span></text:p>
      <text:p text:style-name="Standard"/>
      <text:p text:style-name="Standard"><text:span text:style-name="T7">So, you found part of your family again? </text:span></text:p>
      <text:p text:style-name="P1"><text:span text:style-name="T4">I found one of my brothers. It was easier for me because we could move freely in the camp and my family could visit me. My sisters-in-law brought me clothes and food. But I still </text:span><text:soft-page-break/><text:span text:style-name="T4">hadn't heard from my mother. I had heard she went back to Spain. My brother took care of me. As he knew the camp doctor, he had us placed in the hut for people with scabies, which saved us from being assigned to the Foreign Workers group. The living conditions were always terrible. There were 300 of us per hut, the food was bad and there were many diseases.</text:span></text:p>
      <text:p text:style-name="Standard"><text:span text:style-name="T7">How did you get on with the other inmates?</text:span></text:p>
      <text:p text:style-name="P1"><text:span text:style-name="T4">Very well. During one of the first meals, one of the inmates, Juan, saw me eating with my fingers. I had nothing of my own since the gendarmes took everything from us at the border. There was not enough cutlery for the prisoners. He felt sorry for me and offered me his spoon. He scolded me a little, telling me to be dignified. That shook me up. Mom would have wanted me to behave too. That spoon became very important for me; I wanted to find some for everyone.</text:span></text:p>
      <text:p text:style-name="HTML_20_Preformatted"><text:span text:style-name="T4">In October, my brother was forced to go to a CTE (foreign workers group), I found myself alone. Luckily, one of the guards, who was a friend of the family, helped me. He took me with </text:span><text:bookmark text:name="_GoBack"/><text:span text:style-name="T4">him to the commissariat each morning, where I would shine the shoes of the gendarmes. <text:s/>At lunch I ate the same meal as them and, in the evening, the cook always gave me a loaf of bread filled with meat, which I shared with my fellow inmates. I was much luckier than they were. I started stealing spoons from this canteen and at the coffee shop thanks to Suzanne his kind waitress.</text:span></text:p>
      <text:p text:style-name="P1"><text:span text:style-name="T4">One evening when I got back to camp, I felt something was going on, the guard Duval seemed to be very agitated, so I quickly buried my spoon in the vegetable garden. I narrowly escaped punishment because the huts had been searched and the guards had found plenty of spoons, which of course made them angry!</text:span></text:p>
      <text:p text:style-name="P1"><text:span text:style-name="T7">When did you leave the camp?</text:span></text:p>
      <text:p text:style-name="P1"><text:span text:style-name="T4">At 16, when I was old enough to be hired, a boss came to get me to work the land. He was Jewish, that's why we lived far away and I slept on the spot, on a real bed and it felt good. In 1942, he was rounded up and it was a shock to me. I quickly found a job in a bakery in Caussade because I knew how to bake bread.</text:span></text:p>
      <text:p text:style-name="P1"/>
      <text:p text:style-name="P1"><text:span text:style-name="T7">What happened at the end of the war?</text:span></text:p>
      <text:p text:style-name="P1"><text:span text:style-name="T4">We were freed, but we couldn’t return to Spain because of my brothers' past. One of them told me that my mother had died. It was a very difficult period, because during all this time, I had only held out because I was hoping to see her again when I was free.</text:span></text:p>
      <text:p text:style-name="P1"><text:span text:style-name="T7">Why did you stay in France?</text:span></text:p>
      <text:p text:style-name="P1"><text:span text:style-name="T4">As I told you, because it was too dangerous to go back to Spain. It was no longer the Spain we had known. And then, I had found work here, my family lived here, and I met my wife in Caussade. The last reason is that because here I can tell young people what happened. It's very important to me, I'll do it for the rest of my life.</text:span></text:p>
      <text:p text:style-name="P1"/>
      <text:p text:style-name="P1"><text:span text:style-name="T7">Our thanks to Mr. Navarro for his testimony.</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Segoe UI1" svg:font-family="'Segoe UI'"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fr" style:country-asian="FR"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Times New Roman" fo:font-size="11pt" fo:language="en" fo:country="GB" style:font-name-asian="Arial Unicode MS" style:font-size-asian="11pt" style:language-asian="fr" style:country-asian="F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fr" fo:country="FR" style:font-name-asian="Times New Roman1" style:font-size-asian="10pt" style:font-name-complex="Courier New1" style:font-size-complex="10pt"/>
    </style:style>
    <style:style style:name="Default_20_Paragraph_20_Font" style:display-name="Default Paragraph Font" style:family="text"/>
    <style:style style:name="annotation_20_reference" style:display-name="annotation reference" style:family="text">
      <style:text-properties fo:font-size="8pt" style:font-size-asian="8pt" style:font-size-complex="8pt"/>
    </style:style>
    <style:style style:name="Texte_20_de_20_bulles_20_Car" style:display-name="Texte de bulles Car" style:family="text" style:parent-style-name="Default_20_Paragraph_20_Font">
      <style:text-properties style:font-name="Segoe UI" fo:font-size="9pt" style:font-size-asian="9pt" style:font-name-complex="Segoe UI1" style:font-size-complex="9pt"/>
    </style:style>
    <style:style style:name="Préformaté_20_HTML_20_Car" style:display-name="Préformaté HTML Car" style:family="text" style:parent-style-name="Default_20_Paragraph_20_Font">
      <style:text-properties style:font-name="Courier New" fo:font-size="10pt" fo:language="fr" fo:country="FR" style:font-name-asian="Times New Roman1" style:font-size-asian="10pt" style:font-name-complex="Courier New1"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y VIGUIE</meta:initial-creator>
    <dc:creator>Marie AUBRY</dc:creator>
    <meta:editing-cycles>5</meta:editing-cycles>
    <meta:creation-date>2019-07-11T13:42:00</meta:creation-date>
    <dc:date>2019-12-11T10:55:15</dc:date>
    <meta:editing-duration>PT33S</meta:editing-duration>
    <meta:generator>OpenOffice/4.1.3$Unix OpenOffice.org_project/413m1$Build-9783</meta:generator>
    <meta:document-statistic meta:table-count="0" meta:image-count="0" meta:object-count="0" meta:page-count="3" meta:paragraph-count="27" meta:word-count="1164" meta:character-count="59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